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55bc6"/>
    </style:style>
    <style:style style:name="T2" style:family="text">
      <style:text-properties officeooo:rsid="001eebf0"/>
    </style:style>
    <style:style style:name="T3" style:family="text">
      <style:text-properties officeooo:rsid="00225b6d"/>
    </style:style>
    <style:style style:name="T4" style:family="text">
      <style:text-properties officeooo:rsid="0026f0b9"/>
    </style:style>
    <style:style style:name="T5" style:family="text">
      <style:text-properties officeooo:rsid="00379c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verb UIHand_Simple class also contains a method that allows for the graphical hand to be positioned according to the exact positions recorded in a Leap Motion Hand object. This method, which is called setLoc(Hand h), goes through each of the fingers and their respective bones and joints and sets the position and rotation of these these JavaFX nodes based upon the Hand object passed in. This method relies on a helper class called ViewMath which contains static methods that are called to position each individual cylinder representing a bone. Two of the important methods in ViewMath are setPositionByVector(Node n, Vector v) and setRotationByVector(Node n, Vector v). The method setPositionByVector sets the translate properties of the JavaFX Node passed in to the <text:span text:style-name="T5">XYZ</text:span> position recorded in the vector. The setRotationByVector method rotates the JavaFX Node passed into it by the direction which is represented by the second argument vector. This method first takes the direction and “corrects” it by flipping the z-value. This is done because JavaFX's coordinate system has the Z-axis increasing outward from the computer screen, while Leap Motion has the Z-axis increasing into the screen. The setRotationByVector finds the angle of rotation finding the the angle of the passed in direction to the Y-axis. In addition to the angle of rotation, the axis upon which the rotation will occur also needs to be defined. The axis of the rotation is found by taking the cross-product between the Y-axis and the “corrected” direction. Below is a snippet of code that shows the setRotationByVector meth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9:49:53.302000000</meta:creation-date>
    <dc:date>2017-08-21T15:38:59.588000000</dc:date>
    <meta:editing-duration>PT7H35M31S</meta:editing-duration>
    <meta:editing-cycles>35</meta:editing-cycles>
    <meta:generator>LibreOffice/5.4.0.3$Windows_x86 LibreOffice_project/7556cbc6811c9d992f4064ab9287069087d7f62c</meta:generator>
    <meta:document-statistic meta:table-count="0" meta:image-count="0" meta:object-count="0" meta:page-count="1" meta:paragraph-count="1" meta:word-count="256" meta:character-count="1606" meta:non-whitespace-character-count="1350"/>
  </office:meta>
</office:document-meta>
</file>